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_civicrm_value_additional_chapters_summary_4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Member_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Additio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B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GenMemC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Mountain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dditiona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ssocia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A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B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nMemC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Additional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A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B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GenMemC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litz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Addition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Associ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A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B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ys Harbor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A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B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titas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Additional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Associat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A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B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GenMemC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Additiona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GenMem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GenMemB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GenMemC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 Adams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Addition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Associat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B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Central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Additiona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A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B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GenMemC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ast Washington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Additiona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GenMemC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ympic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Additiona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Associ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A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Additiona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B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GenMemC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Additional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Associat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B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GenMemC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Sound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Additional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Associat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A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B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GenMemC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kane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Additiona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Associat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B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GenMemC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Puget Sound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Additiona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A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B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GenMemC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com</text:p>
          </table:table-cell>
          <table:table-cell office:value-type="string" calcext:value-type="string">
            <text:p>lif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97])" office:value-type="float" office:value="1253" calcext:value-type="float">
            <text:p>1253</text:p>
          </table:table-cell>
          <table:table-cell/>
          <table:table-cell table:formula="of:=SUM([.E2:.E97])" office:value-type="float" office:value="207" calcext:value-type="float">
            <text:p>207</text:p>
          </table:table-cell>
          <table:table-cell table:formula="of:=SUM([.F2:.F97])" office:value-type="float" office:value="72" calcext:value-type="float">
            <text:p>72</text:p>
          </table:table-cell>
          <table:table-cell table:formula="of:=SUM([.G2:.G97])" office:value-type="float" office:value="595" calcext:value-type="float">
            <text:p>595</text:p>
          </table:table-cell>
          <table:table-cell table:formula="of:=SUM([.H2:.H97])" office:value-type="float" office:value="265" calcext:value-type="float">
            <text:p>265</text:p>
          </table:table-cell>
          <table:table-cell table:formula="of:=SUM([.I2:.I97])" office:value-type="float" office:value="114" calcext:value-type="float">
            <text:p>114</text:p>
          </table:table-cell>
          <table:table-cell table:formula="of:=SUM([.J2:.J97])" office:value-type="float" office:value="0" calcext:value-type="float">
            <text:p>0</text:p>
          </table:table-cell>
          <table:table-cell/>
          <table:table-cell table:formula="of:=SUM([.E98:.K98])"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additional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8"/>
          <table:table-cell table:formula="of:=[.L98]-[.F98]"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/>
          <table:table-cell table:formula="of:=[.C98]-[.C99]" office:value-type="float" office:value="968" calcext:value-type="float">
            <text:p>968</text:p>
          </table:table-cell>
          <table:table-cell office:value-type="float" office:value="968" calcext:value-type="float">
            <text:p>968</text:p>
          </table:table-cell>
          <table:table-cell table:number-columns-repeated="7"/>
          <table:table-cell table:formula="of:=[.L99]+[.C101]"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comps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total</text:p>
          </table:table-cell>
          <table:table-cell/>
          <table:table-cell table:formula="of:=[.C100]+[.C101]" office:value-type="float" office:value="1002" calcext:value-type="float">
            <text:p>1002</text:p>
          </table:table-cell>
          <table:table-cell table:formula="of:=[.D100]+[.D101]" office:value-type="float" office:value="1002" calcext:value-type="float">
            <text:p>1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 primary</text:p>
          </table:table-cell>
          <table:table-cell/>
          <table:table-cell office:value-type="float" office:value="1190" calcext:value-type="float">
            <text:p>11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fe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A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B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nC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1:.D116])" office:value-type="float" office:value="1190" calcext:value-type="float">
            <text:p>119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phpMyAdmin 4.7.3</meta:initial-creator>
    <meta:creation-date>2018-06-19T18:56:45</meta:creation-date>
    <dc:date>2018-06-20T05:58:45.413100381</dc:date>
    <meta:editing-duration>PT1H20M32S</meta:editing-duration>
    <meta:editing-cycles>3</meta:editing-cycles>
    <meta:document-statistic meta:table-count="1" meta:cell-count="435" meta:object-count="0"/>
  </office:meta>
</office:document-meta>
</file>